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ollie Balfour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Bett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Mary aka Moll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eather Bell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arriet Bell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homas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Anni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Jemima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Elizabeth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David Cairn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ohn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 </text:p>
          </table:table-cell>
          <table:table-cell office:value-type="string" calcext:value-type="string">
            <text:p>Greta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Olive Cumming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H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nes</text:p>
          </table:table-cell>
          <table:table-cell office:value-type="string" calcext:value-type="string">
            <text:p>Ken Haynes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. Juli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J. Law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Ian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Bill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J. Mathie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. Mathie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Lynda Maxwell 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Jerry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Katie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. 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icol</text:p>
          </table:table-cell>
          <table:table-cell office:value-type="string" calcext:value-type="string">
            <text:p>Rober McNicol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orah 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s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G. Murr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W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Eddie Robertson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. Rutherford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. Smith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dman</text:p>
          </table:table-cell>
          <table:table-cell office:value-type="string" calcext:value-type="string">
            <text:p>Eleanor Steedm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Gill Young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5:02:29.381404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0T15:24:11.201496221</dc:date>
    <meta:editing-duration>PT23H52M48S</meta:editing-duration>
    <meta:editing-cycles>149</meta:editing-cycles>
    <meta:generator>LibreOffice/24.2.7.2$Linux_X86_64 LibreOffice_project/420$Build-2</meta:generator>
    <meta:document-statistic meta:table-count="1" meta:cell-count="5583" meta:object-count="0"/>
  </office:meta>
</office:document-meta>
</file>